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.072cm" svg:y1="0.716cm" svg:x2="17.85cm" svg:y2="0.716cm">
          <text:p/>
        </draw:line>
        <draw:custom-shape draw:style-name="gr2" draw:text-style-name="P1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2" draw:layer="layout" svg:x1="0.254cm" svg:y1="1.316cm" svg:x2="27.686cm" svg:y2="1.37cm">
          <text:p/>
        </draw:line>
        <draw:custom-shape draw:style-name="gr6" draw:text-style-name="P1" draw:layer="layout" svg:width="4.064cm" svg:height="0.762cm" svg:x="4.064cm" svg:y="1.514cm">
          <text:p text:style-name="P1"><text:span text:style-name="T2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064cm" svg:height="0.762cm" svg:x="7.112cm" svg:y="1.514cm">
          <text:p text:style-name="P1"><text:span text:style-name="T2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6.558cm" svg:y1="4.064cm" svg:x2="6.558cm" svg:y2="5.842cm">
          <text:p/>
        </draw:line>
        <draw:custom-shape draw:style-name="gr7" draw:text-style-name="P1" draw:layer="layout" svg:width="4.064cm" svg:height="1.524cm" svg:x="5.218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88cm" svg:height="0.997cm" svg:x="2.9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6.442cm" svg:y1="7.366cm" svg:x2="6.442cm" svg:y2="8.382cm">
          <text:p/>
        </draw:line>
        <draw:custom-shape draw:style-name="gr8" draw:text-style-name="P1" draw:layer="layout" svg:width="3.048cm" svg:height="0.762cm" svg:x="1.57cm" svg:y="10.922cm">
          <text:p text:style-name="P1"><text:span text:style-name="T2">Diagnostics.C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0.762cm" svg:x="1.116cm" svg:y="12.754cm">
          <text:p text:style-name="P1"><text:span text:style-name="T2">diag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4.318cm" svg:height="0.762cm" svg:x="1.408cm" svg:y="14.532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588cm" svg:height="0.762cm" svg:x="2.424cm" svg:y="16.764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5.334cm" svg:y1="9.415cm" svg:x2="3.048cm" svg:y2="10.922cm">
          <text:p/>
        </draw:line>
        <draw:line draw:style-name="gr3" draw:text-style-name="P2" draw:layer="layout" svg:x1="3.04cm" svg:y1="11.684cm" svg:x2="3.04cm" svg:y2="12.7cm">
          <text:p/>
        </draw:line>
        <draw:line draw:style-name="gr3" draw:text-style-name="P2" draw:layer="layout" svg:x1="2.94cm" svg:y1="13.471cm" svg:x2="2.94cm" svg:y2="14.487cm">
          <text:p/>
        </draw:line>
        <draw:line draw:style-name="gr3" draw:text-style-name="P2" draw:layer="layout" svg:x1="1.662cm" svg:y1="18.288cm" svg:x2="2.932cm" svg:y2="18.288cm">
          <text:p/>
        </draw:line>
        <draw:line draw:style-name="gr5" draw:text-style-name="P2" draw:layer="layout" svg:x1="1.662cm" svg:y1="15.294cm" svg:x2="1.662cm" svg:y2="18.288cm">
          <text:p/>
        </draw:line>
        <draw:custom-shape draw:style-name="gr9" draw:text-style-name="P1" draw:layer="layout" svg:width="5.588cm" svg:height="0.762cm" svg:x="2.425cm" svg:y="15.865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6.348cm" svg:height="0.762cm" svg:x="2.426cm" svg:y="17.766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649cm" svg:y1="17.188cm" svg:x2="2.919cm" svg:y2="17.188cm">
          <text:p/>
        </draw:line>
        <draw:line draw:style-name="gr3" draw:text-style-name="P2" draw:layer="layout" svg:x1="1.649cm" svg:y1="16.288cm" svg:x2="2.919cm" svg:y2="16.288cm">
          <text:p/>
        </draw:line>
        <draw:line draw:style-name="gr3" draw:text-style-name="P2" draw:layer="layout" svg:x1="4.064cm" svg:y1="13.208cm" svg:x2="5.334cm" svg:y2="13.208cm">
          <text:p/>
        </draw:line>
        <draw:custom-shape draw:style-name="gr1" draw:text-style-name="P1" draw:layer="layout" svg:width="3.048cm" svg:height="0.762cm" svg:x="5.342cm" svg:y="12.854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762cm" svg:x="6.766cm" svg:y="10.068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8cm" svg:height="0.762cm" svg:x="6.666cm" svg:y="11.184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6.204cm" svg:y1="10.422cm" svg:x2="6.204cm" svg:y2="12.854cm">
          <text:p/>
        </draw:line>
        <draw:line draw:style-name="gr3" draw:text-style-name="P2" draw:layer="layout" svg:x1="6.204cm" svg:y1="10.422cm" svg:x2="7.474cm" svg:y2="10.422cm">
          <text:p/>
        </draw:line>
        <draw:line draw:style-name="gr3" draw:text-style-name="P2" draw:layer="layout" svg:x1="6.191cm" svg:y1="11.522cm" svg:x2="7.461cm" svg:y2="11.522cm">
          <text:p/>
        </draw:line>
        <draw:custom-shape draw:style-name="gr10" draw:text-style-name="P1" draw:layer="layout" svg:width="5.093cm" svg:height="1.924cm" svg:x="9.931cm" svg:y="6.05cm">
          <text:p text:style-name="P1"><text:span text:style-name="T1">Make Phi Distributions</text:span></text:p>
          <text:p text:style-name="P1"><text:span text:style-name="T2">loop_PhiDists</text:span></text:p>
          <text:p text:style-name="P1"><text:span text:style-name="T2">(n.b. PhiDists3.C has</text:span></text:p>
          <text:p text:style-name="P1"><text:span text:style-name="T2">kinematic cut override!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192cm" svg:y1="8.89cm" svg:x2="12.192cm" svg:y2="7.974cm">
          <text:p/>
        </draw:line>
        <draw:line draw:style-name="gr5" draw:text-style-name="P2" draw:layer="layout" svg:x1="7.874cm" svg:y1="8.89cm" svg:x2="12.192cm" svg:y2="8.89cm">
          <text:p/>
        </draw:line>
        <draw:custom-shape draw:style-name="gr10" draw:text-style-name="P1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2.246cm" svg:y1="5.95cm" svg:x2="12.246cm" svg:y2="4.934cm">
          <text:p/>
        </draw:line>
        <draw:line draw:style-name="gr5" draw:text-style-name="P2" draw:layer="layout" svg:x1="13.97cm" svg:y1="2.794cm" svg:x2="13.97cm" svg:y2="3.937cm">
          <text:p/>
        </draw:line>
        <draw:line draw:style-name="gr3" draw:text-style-name="P2" draw:layer="layout" svg:x1="13.97cm" svg:y1="2.794cm" svg:x2="15.748cm" svg:y2="2.794cm">
          <text:p/>
        </draw:line>
        <draw:custom-shape draw:style-name="gr11" draw:text-style-name="P1" draw:layer="layout" svg:width="3.248cm" svg:height="0.762cm" svg:x="15.756cm" svg:y="2.4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7.526cm" svg:y1="3.202cm" svg:x2="17.526cm" svg:y2="4.318cm">
          <text:p/>
        </draw:line>
        <draw:custom-shape draw:style-name="gr11" draw:text-style-name="P1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5.588cm" svg:height="0.821cm" svg:x="20.12cm" svg:y="2.4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9.05cm" svg:y1="2.794cm" svg:x2="20.828cm" svg:y2="2.794cm">
          <text:p/>
        </draw:line>
        <draw:custom-shape draw:style-name="gr12" draw:text-style-name="P1" draw:layer="layout" svg:width="6.171cm" svg:height="1.524cm" svg:x="21.261cm" svg:y="4.318cm">
          <text:p text:style-name="P1"><text:span text:style-name="T3">Manually look for</text:span></text:p>
          <text:p text:style-name="P1"><text:span text:style-name="T3">hot towers and append</text:span></text:p>
          <text:p text:style-name="P1"><text:span text:style-name="T3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622cm" svg:y1="3.202cm" svg:x2="23.622cm" svg:y2="4.318cm">
          <text:p/>
        </draw:line>
        <draw:custom-shape draw:style-name="gr13" draw:text-style-name="P1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24.522cm" svg:y1="5.789cm" svg:x2="24.522cm" svg:y2="6.905cm">
          <text:p/>
        </draw:line>
        <draw:line draw:style-name="gr14" draw:text-style-name="P2" draw:layer="layout" svg:x1="22.352cm" svg:y1="7.166cm" svg:x2="14.986cm" svg:y2="7.166cm">
          <text:p/>
        </draw:line>
        <draw:line draw:style-name="gr15" draw:text-style-name="P2" draw:layer="layout" svg:x1="25.146cm" svg:y1="20.32cm" svg:x2="25.338cm" svg:y2="7.679cm">
          <text:p/>
        </draw:line>
        <draw:line draw:style-name="gr15" draw:text-style-name="P2" draw:layer="layout" svg:x1="0.762cm" svg:y1="20.32cm" svg:x2="25.146cm" svg:y2="20.32cm">
          <text:p/>
        </draw:line>
        <draw:line draw:style-name="gr15" draw:text-style-name="P2" draw:layer="layout" svg:x1="0.762cm" svg:y1="11.276cm" svg:x2="0.762cm" svg:y2="20.32cm">
          <text:p/>
        </draw:line>
        <draw:line draw:style-name="gr14" draw:text-style-name="P2" draw:layer="layout" svg:x1="0.762cm" svg:y1="11.276cm" svg:x2="1.57cm" svg:y2="11.276cm">
          <text:p/>
        </draw:line>
        <draw:line draw:style-name="gr3" draw:text-style-name="P2" draw:layer="layout" svg:x1="17.526cm" svg:y1="5.315cm" svg:x2="17.526cm" svg:y2="9.144cm">
          <text:p/>
        </draw:line>
        <draw:frame draw:style-name="gr16" draw:text-style-name="P4" draw:layer="layout" svg:width="4.011cm" svg:height="0.806cm" svg:x="0.062cm" svg:y="1.47cm">
          <draw:text-box>
            <text:p text:style-name="P3"><text:span text:style-name="T4">Dependencies:</text:span></text:p>
          </draw:text-box>
        </draw:frame>
        <draw:line draw:style-name="gr5" draw:text-style-name="P2" draw:layer="layout" svg:x1="13.716cm" svg:y1="2.54cm" svg:x2="15.24cm" svg:y2="1.37cm">
          <text:p/>
        </draw:line>
        <draw:line draw:style-name="gr5" draw:text-style-name="P2" draw:layer="layout" svg:x1="13.716cm" svg:y1="2.54cm" svg:x2="0cm" svg:y2="2.54cm">
          <text:p/>
        </draw:line>
        <draw:custom-shape draw:style-name="gr17" draw:text-style-name="P1" draw:layer="layout" svg:width="3.865cm" svg:height="0.762cm" svg:x="0.508cm" svg:y="5.0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4.826cm" svg:height="0.997cm" svg:x="0.1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9.852cm" svg:y1="8.89cm" svg:x2="9.852cm" svg:y2="10.068cm">
          <text:p/>
        </draw:line>
        <draw:line draw:style-name="gr3" draw:text-style-name="P2" draw:layer="layout" svg:x1="2.54cm" svg:y1="4.064cm" svg:x2="2.54cm" svg:y2="5.08cm">
          <text:p/>
        </draw:line>
        <draw:line draw:style-name="gr3" draw:text-style-name="P2" draw:layer="layout" svg:x1="2.486cm" svg:y1="5.842cm" svg:x2="2.486cm" svg:y2="7.212cm">
          <text:p/>
        </draw:line>
        <draw:custom-shape draw:style-name="gr18" draw:text-style-name="P5" draw:layer="layout" svg:width="7.09cm" svg:height="5.317cm" svg:x="15.092cm" svg:y="9.161cm">
          <text:p text:style-name="P5"><text:span text:style-name="T2">asym_call_jets</text:span></text:p>
          <text:list text:style-name="L1">
            <text:list-item>
              <text:p text:style-name="P5"><text:span text:style-name="T3">calls </text:span><text:span text:style-name="T2">Asym3.C</text:span><text:span text:style-name="T3"> for three classes</text:span></text:p>
              <text:p text:style-name="P5"><text:span text:style-name="T3">of <text:s/>events (sph, pi0, thr)</text:span></text:p>
            </text:list-item>
            <text:list-item>
              <text:p text:style-name="P5"><text:span text:style-name="T3">then calls </text:span><text:span text:style-name="T2">DrawAsymmetries.C</text:span></text:p>
              <text:p text:style-name="P5"><text:span text:style-name="T3">which draws plots for asyms vs.</text:span></text:p>
            </text:list-item>
            <text:list-item>
              <text:p text:style-name="P5"><text:span text:style-name="T3">phi and vs. kinematic variables</text:span></text:p>
              <text:p text:style-name="P5"><text:span text:style-name="T3"/></text:p>
            </text:list-item>
          </text:list>
          <text:p text:style-name="P5"><text:span text:style-name="T2">asym_call_[anything else]</text:span></text:p>
          <text:list text:continue-numbering="true" text:style-name="L1">
            <text:list-item>
              <text:p text:style-name="P5"><text:span text:style-name="T3">diagnostic / consisincy check</text:span></text:p>
              <text:p text:style-name="P5"><text:span text:style-name="T3">scripts, which draw asymmetry</text:span></text:p>
              <text:p text:style-name="P5"><text:span text:style-name="T3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16cm" svg:height="2.794cm" svg:x="14.562cm" svg:y="9.16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2" draw:layer="layout" svg:x1="13.1cm" svg:y1="10.568cm" svg:x2="14.562cm" svg:y2="10.568cm">
          <text:p/>
        </draw:line>
        <draw:line draw:style-name="gr3" draw:text-style-name="P2" draw:layer="layout" svg:x1="13.1cm" svg:y1="10.568cm" svg:x2="12.192cm" svg:y2="12.954cm">
          <text:p/>
        </draw:line>
        <draw:custom-shape draw:style-name="gr20" draw:text-style-name="P1" draw:layer="layout" svg:width="5.588cm" svg:height="0.762cm" svg:x="10.16cm" svg:y="17.826cm">
          <text:p text:style-name="P1"><text:span text:style-name="T2">output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7.026cm" svg:height="0.762cm" svg:x="6.604cm" svg:y="19.05cm">
          <text:p text:style-name="P1"><text:span text:style-name="T2">output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1" draw:layer="layout" svg:width="6.75cm" svg:height="2.286cm" svg:x="8.12cm" svg:y="12.962cm">
          <text:p text:style-name="P1"><text:span text:style-name="T3">asymmetry plots</text:span></text:p>
          <text:p text:style-name="P1"><text:span text:style-name="T2">spin*.root</text:span></text:p>
          <text:p text:style-name="P1"><text:span text:style-name="T3">(asym_call_jets</text:span></text:p>
          <text:p text:style-name="P1"><text:span text:style-name="T3">moves it to output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9.398cm" svg:y1="17.78cm" svg:x2="10.922cm" svg:y2="18.288cm">
          <text:p/>
        </draw:line>
        <draw:line draw:style-name="gr3" draw:text-style-name="P2" draw:layer="layout" svg:x1="9.398cm" svg:y1="15.248cm" svg:x2="9.398cm" svg:y2="19.05cm">
          <text:p/>
        </draw:lin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5-03-20T17:48:24.650992575</dc:date>
    <meta:editing-duration>P1DT8H29M21S</meta:editing-duration>
    <meta:editing-cycles>23</meta:editing-cycles>
    <meta:generator>LibreOffice/4.2.7.2$Linux_X86_64 LibreOffice_project/420m0$Build-2</meta:generator>
    <meta:document-statistic meta:object-count="97"/>
  </office:meta>
</office:document-meta>
</file>